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Utils.getLabel( byte [ ] r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fileUtils.serialize( Profile pro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fileUtils.create( byte [ ] r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